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04in" text:list-level-position-and-space-mode="label-alignment">
          <style:list-level-label-alignment text:label-followed-by="listtab" fo:margin-left="0.5104in" fo:text-indent="-0.26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Normal" style:master-page-name="MPF0" style:family="paragraph">
      <style:paragraph-properties fo:break-before="page" fo:text-align="center"/>
      <style:text-properties style:font-name="Times New Roman" style:font-name-complex="Times New Roman" fo:font-weight="bold" style:font-weight-asian="bold" style:font-weight-complex="bold" fo:font-size="20pt" style:font-size-asian="20pt" style:font-size-complex="20pt"/>
    </style:style>
    <style:style style:name="P4"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5"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6"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7" style:parent-style-name="Normal"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P8" style:parent-style-name="Normal"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P9" style:parent-style-name="TitrePartie" style:family="paragraph">
      <style:paragraph-properties fo:break-before="page"/>
    </style:style>
    <style:style style:name="P10" style:parent-style-name="TitrePartie" style:family="paragraph">
      <style:paragraph-properties>
        <style:tab-stops>
          <style:tab-stop style:type="right" style:leader-style="dotted" style:leader-text="." style:position="6.5319in"/>
        </style:tab-stops>
      </style:paragraph-properties>
    </style:style>
    <style:style style:name="P11"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12" style:parent-style-name="Lienhypertexte" style:family="text">
      <style:text-properties style:font-name="Times New Roman" style:font-name-complex="Times New Roman"/>
    </style:style>
    <style:style style:name="T13" style:parent-style-name="Policepardéfaut" style:family="text">
      <style:text-properties style:font-name="Times New Roman" style:font-name-asian="Times New Roman" style:font-name-complex="Times New Roman" style:language-asian="fr" style:country-asian="FR"/>
    </style:style>
    <style:style style:name="T14" style:parent-style-name="Lienhypertexte" style:family="text">
      <style:text-properties style:font-name="Times New Roman" style:font-name-complex="Times New Roman"/>
    </style:style>
    <style:style style:name="T15" style:parent-style-name="Policepardéfaut" style:family="text">
      <style:text-properties style:font-name="Times New Roman" style:font-name-complex="Times New Roman"/>
    </style:style>
    <style:style style:name="P16" style:parent-style-name="TM2" style:family="paragraph">
      <style:paragraph-properties>
        <style:tab-stops>
          <style:tab-stop style:type="right" style:leader-style="dotted" style:leader-text="." style:position="0.4583in"/>
          <style:tab-stop style:type="right" style:leader-style="dotted" style:leader-text="." style:position="6.1388in"/>
        </style:tab-stops>
      </style:paragraph-properties>
    </style:style>
    <style:style style:name="T17" style:parent-style-name="Lienhypertexte" style:family="text">
      <style:text-properties style:font-name="Times New Roman" style:font-name-complex="Times New Roman"/>
    </style:style>
    <style:style style:name="T18" style:parent-style-name="Policepardéfaut" style:family="text">
      <style:text-properties style:font-name="Times New Roman" style:font-name-asian="Times New Roman" style:font-name-complex="Times New Roman" style:language-asian="fr" style:country-asian="FR"/>
    </style:style>
    <style:style style:name="T19" style:parent-style-name="Lienhypertexte" style:family="text">
      <style:text-properties style:font-name="Times New Roman" style:font-name-complex="Times New Roman"/>
    </style:style>
    <style:style style:name="T20" style:parent-style-name="Policepardéfaut" style:family="text">
      <style:text-properties style:font-name="Times New Roman" style:font-name-complex="Times New Roman"/>
    </style:style>
    <style:style style:name="P21" style:parent-style-name="TM2" style:family="paragraph">
      <style:paragraph-properties>
        <style:tab-stops>
          <style:tab-stop style:type="right" style:leader-style="dotted" style:leader-text="." style:position="0.4583in"/>
          <style:tab-stop style:type="right" style:leader-style="dotted" style:leader-text="." style:position="6.1388in"/>
        </style:tab-stops>
      </style:paragraph-properties>
    </style:style>
    <style:style style:name="T22" style:parent-style-name="Lienhypertexte" style:family="text">
      <style:text-properties style:font-name="Times New Roman" style:font-name-complex="Times New Roman"/>
    </style:style>
    <style:style style:name="T23" style:parent-style-name="Policepardéfaut" style:family="text">
      <style:text-properties style:font-name="Times New Roman" style:font-name-asian="Times New Roman" style:font-name-complex="Times New Roman" style:language-asian="fr" style:country-asian="FR"/>
    </style:style>
    <style:style style:name="T24" style:parent-style-name="Lienhypertexte" style:family="text">
      <style:text-properties style:font-name="Times New Roman" style:font-name-complex="Times New Roman"/>
    </style:style>
    <style:style style:name="T25" style:parent-style-name="Policepardéfaut" style:family="text">
      <style:text-properties style:font-name="Times New Roman" style:font-name-complex="Times New Roman"/>
    </style:style>
    <style:style style:name="P26" style:parent-style-name="TM3" style:family="paragraph">
      <style:paragraph-properties>
        <style:tab-stops>
          <style:tab-stop style:type="right" style:leader-style="dotted" style:leader-text="." style:position="0.6111in"/>
          <style:tab-stop style:type="right" style:leader-style="dotted" style:leader-text="." style:position="5.9861in"/>
        </style:tab-stops>
      </style:paragraph-properties>
    </style:style>
    <style:style style:name="T27" style:parent-style-name="Lienhypertexte" style:family="text">
      <style:text-properties style:font-name="Times New Roman" style:font-name-complex="Times New Roman"/>
    </style:style>
    <style:style style:name="T28" style:parent-style-name="Policepardéfaut" style:family="text">
      <style:text-properties style:font-name="Times New Roman" style:font-name-asian="Times New Roman" style:font-name-complex="Times New Roman" style:language-asian="fr" style:country-asian="FR"/>
    </style:style>
    <style:style style:name="T29" style:parent-style-name="Lienhypertexte" style:family="text">
      <style:text-properties style:font-name="Times New Roman" style:font-name-complex="Times New Roman"/>
    </style:style>
    <style:style style:name="T30" style:parent-style-name="Policepardéfaut" style:family="text">
      <style:text-properties style:font-name="Times New Roman" style:font-name-complex="Times New Roman"/>
    </style:style>
    <style:style style:name="P31" style:parent-style-name="TM2" style:family="paragraph">
      <style:paragraph-properties>
        <style:tab-stops>
          <style:tab-stop style:type="right" style:leader-style="dotted" style:leader-text="." style:position="0.4583in"/>
          <style:tab-stop style:type="right" style:leader-style="dotted" style:leader-text="." style:position="6.1388in"/>
        </style:tab-stops>
      </style:paragraph-properties>
    </style:style>
    <style:style style:name="T32" style:parent-style-name="Lienhypertexte" style:family="text">
      <style:text-properties style:font-name="Times New Roman" style:font-name-complex="Times New Roman"/>
    </style:style>
    <style:style style:name="T33" style:parent-style-name="Policepardéfaut" style:family="text">
      <style:text-properties style:font-name="Times New Roman" style:font-name-asian="Times New Roman" style:font-name-complex="Times New Roman" style:language-asian="fr" style:country-asian="FR"/>
    </style:style>
    <style:style style:name="T34" style:parent-style-name="Lienhypertexte" style:family="text">
      <style:text-properties style:font-name="Times New Roman" style:font-name-complex="Times New Roman"/>
    </style:style>
    <style:style style:name="T35" style:parent-style-name="Policepardéfaut" style:family="text">
      <style:text-properties style:font-name="Times New Roman" style:font-name-complex="Times New Roman"/>
    </style:style>
    <style:style style:name="P36"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37" style:parent-style-name="Lienhypertexte" style:family="text">
      <style:text-properties style:font-name="Times New Roman" style:font-name-complex="Times New Roman"/>
    </style:style>
    <style:style style:name="T38" style:parent-style-name="Policepardéfaut" style:family="text">
      <style:text-properties style:font-name="Times New Roman" style:font-name-asian="Times New Roman" style:font-name-complex="Times New Roman" style:language-asian="fr" style:country-asian="FR"/>
    </style:style>
    <style:style style:name="T39" style:parent-style-name="Lienhypertexte" style:family="text">
      <style:text-properties style:font-name="Times New Roman" style:font-name-complex="Times New Roman"/>
    </style:style>
    <style:style style:name="T40" style:parent-style-name="Policepardéfaut" style:family="text">
      <style:text-properties style:font-name="Times New Roman" style:font-name-complex="Times New Roman"/>
    </style:style>
    <style:style style:name="P41" style:parent-style-name="TM2" style:family="paragraph">
      <style:paragraph-properties>
        <style:tab-stops>
          <style:tab-stop style:type="right" style:leader-style="dotted" style:leader-text="." style:position="0.4583in"/>
          <style:tab-stop style:type="right" style:leader-style="dotted" style:leader-text="." style:position="6.1388in"/>
        </style:tab-stops>
      </style:paragraph-properties>
    </style:style>
    <style:style style:name="T42" style:parent-style-name="Lienhypertexte" style:family="text">
      <style:text-properties style:font-name="Times New Roman" style:font-name-complex="Times New Roman"/>
    </style:style>
    <style:style style:name="T43" style:parent-style-name="Policepardéfaut" style:family="text">
      <style:text-properties style:font-name="Times New Roman" style:font-name-asian="Times New Roman" style:font-name-complex="Times New Roman" style:language-asian="fr" style:country-asian="FR"/>
    </style:style>
    <style:style style:name="T44" style:parent-style-name="Lienhypertexte" style:family="text">
      <style:text-properties style:font-name="Times New Roman" style:font-name-complex="Times New Roman"/>
    </style:style>
    <style:style style:name="T45" style:parent-style-name="Policepardéfaut" style:family="text">
      <style:text-properties style:font-name="Times New Roman" style:font-name-complex="Times New Roman"/>
    </style:style>
    <style:style style:name="P46" style:parent-style-name="TM2" style:family="paragraph">
      <style:paragraph-properties>
        <style:tab-stops>
          <style:tab-stop style:type="right" style:leader-style="dotted" style:leader-text="." style:position="0.4583in"/>
          <style:tab-stop style:type="right" style:leader-style="dotted" style:leader-text="." style:position="6.1388in"/>
        </style:tab-stops>
      </style:paragraph-properties>
    </style:style>
    <style:style style:name="T47" style:parent-style-name="Lienhypertexte" style:family="text">
      <style:text-properties style:font-name="Times New Roman" style:font-name-complex="Times New Roman"/>
    </style:style>
    <style:style style:name="T48" style:parent-style-name="Policepardéfaut" style:family="text">
      <style:text-properties style:font-name="Times New Roman" style:font-name-asian="Times New Roman" style:font-name-complex="Times New Roman" style:language-asian="fr" style:country-asian="FR"/>
    </style:style>
    <style:style style:name="T49" style:parent-style-name="Lienhypertexte" style:family="text">
      <style:text-properties style:font-name="Times New Roman" style:font-name-complex="Times New Roman"/>
    </style:style>
    <style:style style:name="T50" style:parent-style-name="Policepardéfaut" style:family="text">
      <style:text-properties style:font-name="Times New Roman" style:font-name-complex="Times New Roman"/>
    </style:style>
    <style:style style:name="P51"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52" style:parent-style-name="Lienhypertexte" style:family="text">
      <style:text-properties style:font-name="Times New Roman" style:font-name-complex="Times New Roman"/>
    </style:style>
    <style:style style:name="T53" style:parent-style-name="Policepardéfaut" style:family="text">
      <style:text-properties style:font-name="Times New Roman" style:font-name-asian="Times New Roman" style:font-name-complex="Times New Roman" style:language-asian="fr" style:country-asian="FR"/>
    </style:style>
    <style:style style:name="T54" style:parent-style-name="Lienhypertexte" style:family="text">
      <style:text-properties style:font-name="Times New Roman" style:font-name-complex="Times New Roman"/>
    </style:style>
    <style:style style:name="T55" style:parent-style-name="Policepardéfaut" style:family="text">
      <style:text-properties style:font-name="Times New Roman" style:font-name-complex="Times New Roman"/>
    </style:style>
    <style:style style:name="P56" style:parent-style-name="TM2" style:family="paragraph">
      <style:paragraph-properties>
        <style:tab-stops>
          <style:tab-stop style:type="right" style:leader-style="dotted" style:leader-text="." style:position="0.4583in"/>
          <style:tab-stop style:type="right" style:leader-style="dotted" style:leader-text="." style:position="6.1388in"/>
        </style:tab-stops>
      </style:paragraph-properties>
    </style:style>
    <style:style style:name="T57" style:parent-style-name="Lienhypertexte" style:family="text">
      <style:text-properties style:font-name="Times New Roman" style:font-name-complex="Times New Roman"/>
    </style:style>
    <style:style style:name="T58" style:parent-style-name="Policepardéfaut" style:family="text">
      <style:text-properties style:font-name="Times New Roman" style:font-name-asian="Times New Roman" style:font-name-complex="Times New Roman" style:language-asian="fr" style:country-asian="FR"/>
    </style:style>
    <style:style style:name="T59" style:parent-style-name="Lienhypertexte" style:family="text">
      <style:text-properties style:font-name="Times New Roman" style:font-name-complex="Times New Roman"/>
    </style:style>
    <style:style style:name="T60" style:parent-style-name="Policepardéfaut" style:family="text">
      <style:text-properties style:font-name="Times New Roman" style:font-name-complex="Times New Roman"/>
    </style:style>
    <style:style style:name="P61" style:parent-style-name="TM2" style:family="paragraph">
      <style:paragraph-properties>
        <style:tab-stops>
          <style:tab-stop style:type="right" style:leader-style="dotted" style:leader-text="." style:position="0.4583in"/>
          <style:tab-stop style:type="right" style:leader-style="dotted" style:leader-text="." style:position="6.1388in"/>
        </style:tab-stops>
      </style:paragraph-properties>
    </style:style>
    <style:style style:name="T62" style:parent-style-name="Lienhypertexte" style:family="text">
      <style:text-properties style:font-name="Times New Roman" style:font-name-complex="Times New Roman"/>
    </style:style>
    <style:style style:name="T63" style:parent-style-name="Policepardéfaut" style:family="text">
      <style:text-properties style:font-name="Times New Roman" style:font-name-asian="Times New Roman" style:font-name-complex="Times New Roman" style:language-asian="fr" style:country-asian="FR"/>
    </style:style>
    <style:style style:name="T64" style:parent-style-name="Lienhypertexte" style:family="text">
      <style:text-properties style:font-name="Times New Roman" style:font-name-complex="Times New Roman"/>
    </style:style>
    <style:style style:name="T65" style:parent-style-name="Policepardéfaut" style:family="text">
      <style:text-properties style:font-name="Times New Roman" style:font-name-complex="Times New Roman"/>
    </style:style>
    <style:style style:name="P66"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67" style:parent-style-name="Lienhypertexte" style:family="text">
      <style:text-properties style:font-name="Times New Roman" style:font-name-complex="Times New Roman"/>
    </style:style>
    <style:style style:name="T68" style:parent-style-name="Policepardéfaut" style:family="text">
      <style:text-properties style:font-name="Times New Roman" style:font-name-asian="Times New Roman" style:font-name-complex="Times New Roman" style:language-asian="fr" style:country-asian="FR"/>
    </style:style>
    <style:style style:name="T69" style:parent-style-name="Lienhypertexte" style:family="text">
      <style:text-properties style:font-name="Times New Roman" style:font-name-complex="Times New Roman"/>
    </style:style>
    <style:style style:name="T70" style:parent-style-name="Policepardéfaut" style:family="text">
      <style:text-properties style:font-name="Times New Roman" style:font-name-complex="Times New Roman"/>
    </style:style>
    <style:style style:name="P71" style:parent-style-name="TM2" style:family="paragraph">
      <style:paragraph-properties>
        <style:tab-stops>
          <style:tab-stop style:type="right" style:leader-style="dotted" style:leader-text="." style:position="0.4583in"/>
          <style:tab-stop style:type="right" style:leader-style="dotted" style:leader-text="." style:position="6.1388in"/>
        </style:tab-stops>
      </style:paragraph-properties>
    </style:style>
    <style:style style:name="T72" style:parent-style-name="Lienhypertexte" style:family="text">
      <style:text-properties style:font-name="Times New Roman" style:font-name-complex="Times New Roman"/>
    </style:style>
    <style:style style:name="T73" style:parent-style-name="Policepardéfaut" style:family="text">
      <style:text-properties style:font-name="Times New Roman" style:font-name-asian="Times New Roman" style:font-name-complex="Times New Roman" style:language-asian="fr" style:country-asian="FR"/>
    </style:style>
    <style:style style:name="T74" style:parent-style-name="Lienhypertexte" style:family="text">
      <style:text-properties style:font-name="Times New Roman" style:font-name-complex="Times New Roman"/>
    </style:style>
    <style:style style:name="T75" style:parent-style-name="Policepardéfaut" style:family="text">
      <style:text-properties style:font-name="Times New Roman" style:font-name-complex="Times New Roman"/>
    </style:style>
    <style:style style:name="P76" style:parent-style-name="TM2" style:family="paragraph">
      <style:paragraph-properties>
        <style:tab-stops>
          <style:tab-stop style:type="right" style:leader-style="dotted" style:leader-text="." style:position="0.4583in"/>
          <style:tab-stop style:type="right" style:leader-style="dotted" style:leader-text="." style:position="6.1388in"/>
        </style:tab-stops>
      </style:paragraph-properties>
    </style:style>
    <style:style style:name="T77" style:parent-style-name="Lienhypertexte" style:family="text">
      <style:text-properties style:font-name="Times New Roman" style:font-name-complex="Times New Roman"/>
    </style:style>
    <style:style style:name="T78" style:parent-style-name="Policepardéfaut" style:family="text">
      <style:text-properties style:font-name="Times New Roman" style:font-name-asian="Times New Roman" style:font-name-complex="Times New Roman" style:language-asian="fr" style:country-asian="FR"/>
    </style:style>
    <style:style style:name="T79" style:parent-style-name="Lienhypertexte" style:family="text">
      <style:text-properties style:font-name="Times New Roman" style:font-name-complex="Times New Roman"/>
    </style:style>
    <style:style style:name="T80" style:parent-style-name="Policepardéfaut" style:family="text">
      <style:text-properties style:font-name="Times New Roman" style:font-name-complex="Times New Roman"/>
    </style:style>
    <style:style style:name="P81"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82" style:parent-style-name="Lienhypertexte" style:family="text">
      <style:text-properties style:font-name="Times New Roman" style:font-name-complex="Times New Roman"/>
    </style:style>
    <style:style style:name="T83" style:parent-style-name="Policepardéfaut" style:family="text">
      <style:text-properties style:font-name="Times New Roman" style:font-name-asian="Times New Roman" style:font-name-complex="Times New Roman" style:language-asian="fr" style:country-asian="FR"/>
    </style:style>
    <style:style style:name="T84" style:parent-style-name="Lienhypertexte" style:family="text">
      <style:text-properties style:font-name="Times New Roman" style:font-name-complex="Times New Roman"/>
    </style:style>
    <style:style style:name="T85" style:parent-style-name="Policepardéfaut" style:family="text">
      <style:text-properties style:font-name="Times New Roman" style:font-name-complex="Times New Roman"/>
    </style:style>
    <style:style style:name="P86" style:parent-style-name="TM2" style:family="paragraph">
      <style:paragraph-properties>
        <style:tab-stops>
          <style:tab-stop style:type="right" style:leader-style="dotted" style:leader-text="." style:position="0.4583in"/>
          <style:tab-stop style:type="right" style:leader-style="dotted" style:leader-text="." style:position="6.1388in"/>
        </style:tab-stops>
      </style:paragraph-properties>
    </style:style>
    <style:style style:name="T87" style:parent-style-name="Lienhypertexte" style:family="text">
      <style:text-properties style:font-name="Times New Roman" style:font-name-complex="Times New Roman"/>
    </style:style>
    <style:style style:name="T88" style:parent-style-name="Policepardéfaut" style:family="text">
      <style:text-properties style:font-name="Times New Roman" style:font-name-asian="Times New Roman" style:font-name-complex="Times New Roman" style:language-asian="fr" style:country-asian="FR"/>
    </style:style>
    <style:style style:name="T89" style:parent-style-name="Lienhypertexte" style:family="text">
      <style:text-properties style:font-name="Times New Roman" style:font-name-complex="Times New Roman"/>
    </style:style>
    <style:style style:name="T90" style:parent-style-name="Policepardéfaut" style:family="text">
      <style:text-properties style:font-name="Times New Roman" style:font-name-complex="Times New Roman"/>
    </style:style>
    <style:style style:name="P91" style:parent-style-name="TM2" style:family="paragraph">
      <style:paragraph-properties>
        <style:tab-stops>
          <style:tab-stop style:type="right" style:leader-style="dotted" style:leader-text="." style:position="0.4583in"/>
          <style:tab-stop style:type="right" style:leader-style="dotted" style:leader-text="." style:position="6.1388in"/>
        </style:tab-stops>
      </style:paragraph-properties>
    </style:style>
    <style:style style:name="T92" style:parent-style-name="Lienhypertexte" style:family="text">
      <style:text-properties style:font-name="Times New Roman" style:font-name-complex="Times New Roman"/>
    </style:style>
    <style:style style:name="T93" style:parent-style-name="Policepardéfaut" style:family="text">
      <style:text-properties style:font-name="Times New Roman" style:font-name-asian="Times New Roman" style:font-name-complex="Times New Roman" style:language-asian="fr" style:country-asian="FR"/>
    </style:style>
    <style:style style:name="T94" style:parent-style-name="Lienhypertexte" style:family="text">
      <style:text-properties style:font-name="Times New Roman" style:font-name-complex="Times New Roman"/>
    </style:style>
    <style:style style:name="T95" style:parent-style-name="Policepardéfaut" style:family="text">
      <style:text-properties style:font-name="Times New Roman" style:font-name-complex="Times New Roman"/>
    </style:style>
    <style:style style:name="P96"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97" style:parent-style-name="Lienhypertexte" style:family="text">
      <style:text-properties style:font-name="Times New Roman" style:font-name-complex="Times New Roman"/>
    </style:style>
    <style:style style:name="T98" style:parent-style-name="Policepardéfaut" style:family="text">
      <style:text-properties style:font-name="Times New Roman" style:font-name-asian="Times New Roman" style:font-name-complex="Times New Roman" style:language-asian="fr" style:country-asian="FR"/>
    </style:style>
    <style:style style:name="T99" style:parent-style-name="Lienhypertexte" style:family="text">
      <style:text-properties style:font-name="Times New Roman" style:font-name-complex="Times New Roman"/>
    </style:style>
    <style:style style:name="T100" style:parent-style-name="Policepardéfaut" style:family="text">
      <style:text-properties style:font-name="Times New Roman" style:font-name-complex="Times New Roman"/>
    </style:style>
    <style:style style:name="P101" style:parent-style-name="TM2" style:family="paragraph">
      <style:paragraph-properties>
        <style:tab-stops>
          <style:tab-stop style:type="right" style:leader-style="dotted" style:leader-text="." style:position="0.4583in"/>
          <style:tab-stop style:type="right" style:leader-style="dotted" style:leader-text="." style:position="6.1388in"/>
        </style:tab-stops>
      </style:paragraph-properties>
    </style:style>
    <style:style style:name="T102" style:parent-style-name="Lienhypertexte" style:family="text">
      <style:text-properties style:font-name="Times New Roman" style:font-name-complex="Times New Roman"/>
    </style:style>
    <style:style style:name="T103" style:parent-style-name="Policepardéfaut" style:family="text">
      <style:text-properties style:font-name="Times New Roman" style:font-name-asian="Times New Roman" style:font-name-complex="Times New Roman" style:language-asian="fr" style:country-asian="FR"/>
    </style:style>
    <style:style style:name="T104" style:parent-style-name="Lienhypertexte" style:family="text">
      <style:text-properties style:font-name="Times New Roman" style:font-name-complex="Times New Roman"/>
    </style:style>
    <style:style style:name="T105" style:parent-style-name="Policepardéfaut" style:family="text">
      <style:text-properties style:font-name="Times New Roman" style:font-name-complex="Times New Roman"/>
    </style:style>
    <style:style style:name="P106" style:parent-style-name="TM2" style:family="paragraph">
      <style:paragraph-properties>
        <style:tab-stops>
          <style:tab-stop style:type="right" style:leader-style="dotted" style:leader-text="." style:position="0.4583in"/>
          <style:tab-stop style:type="right" style:leader-style="dotted" style:leader-text="." style:position="6.1388in"/>
        </style:tab-stops>
      </style:paragraph-properties>
    </style:style>
    <style:style style:name="T107" style:parent-style-name="Lienhypertexte" style:family="text">
      <style:text-properties style:font-name="Times New Roman" style:font-name-complex="Times New Roman"/>
    </style:style>
    <style:style style:name="T108" style:parent-style-name="Policepardéfaut" style:family="text">
      <style:text-properties style:font-name="Times New Roman" style:font-name-asian="Times New Roman" style:font-name-complex="Times New Roman" style:language-asian="fr" style:country-asian="FR"/>
    </style:style>
    <style:style style:name="T109" style:parent-style-name="Lienhypertexte" style:family="text">
      <style:text-properties style:font-name="Times New Roman" style:font-name-complex="Times New Roman"/>
    </style:style>
    <style:style style:name="T110" style:parent-style-name="Lienhypertexte" style:family="text">
      <style:text-properties style:font-name="Times New Roman" style:font-name-complex="Times New Roman"/>
    </style:style>
    <style:style style:name="T111" style:parent-style-name="Policepardéfaut" style:family="text">
      <style:text-properties style:font-name="Times New Roman" style:font-name-complex="Times New Roman"/>
    </style:style>
    <style:style style:name="P112"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113" style:parent-style-name="Lienhypertexte" style:family="text">
      <style:text-properties style:font-name="Times New Roman" style:font-name-complex="Times New Roman"/>
    </style:style>
    <style:style style:name="T114" style:parent-style-name="Policepardéfaut" style:family="text">
      <style:text-properties style:font-name="Times New Roman" style:font-name-asian="Times New Roman" style:font-name-complex="Times New Roman" style:language-asian="fr" style:country-asian="FR"/>
    </style:style>
    <style:style style:name="T115" style:parent-style-name="Lienhypertexte" style:family="text">
      <style:text-properties style:font-name="Times New Roman" style:font-name-complex="Times New Roman"/>
    </style:style>
    <style:style style:name="T116" style:parent-style-name="Policepardéfaut" style:family="text">
      <style:text-properties style:font-name="Times New Roman" style:font-name-complex="Times New Roman"/>
    </style:style>
    <style:style style:name="P117"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118" style:parent-style-name="Lienhypertexte" style:family="text">
      <style:text-properties style:font-name="Times New Roman" style:font-name-complex="Times New Roman"/>
    </style:style>
    <style:style style:name="T119" style:parent-style-name="Policepardéfaut" style:family="text">
      <style:text-properties style:font-name="Times New Roman" style:font-name-asian="Times New Roman" style:font-name-complex="Times New Roman" style:language-asian="fr" style:country-asian="FR"/>
    </style:style>
    <style:style style:name="T120" style:parent-style-name="Lienhypertexte" style:family="text">
      <style:text-properties style:font-name="Times New Roman" style:font-name-complex="Times New Roman"/>
    </style:style>
    <style:style style:name="T121" style:parent-style-name="Policepardéfaut" style:family="text">
      <style:text-properties style:font-name="Times New Roman" style:font-name-complex="Times New Roman"/>
    </style:style>
    <style:style style:name="P122" style:parent-style-name="TitrePartie" style:family="paragraph">
      <style:paragraph-properties fo:break-before="page"/>
    </style:style>
    <style:style style:name="P123" style:parent-style-name="TitrePartie" style:family="paragraph"/>
    <style:style style:name="P124" style:parent-style-name="TitreSousPartie" style:family="paragraph"/>
    <style:style style:name="P125" style:parent-style-name="TitreSousPartie" style:family="paragraph"/>
    <style:style style:name="P126" style:parent-style-name="Texte" style:family="paragraph">
      <style:paragraph-properties fo:margin-bottom="0in"/>
    </style:style>
    <style:style style:name="P127" style:parent-style-name="Texte" style:family="paragraph"/>
    <style:style style:name="P128" style:parent-style-name="Texte" style:family="paragraph"/>
    <style:style style:name="P129" style:parent-style-name="Texte" style:family="paragraph"/>
    <style:style style:name="P130" style:parent-style-name="Texte" style:family="paragraph">
      <style:paragraph-properties fo:margin-left="0in">
        <style:tab-stops/>
      </style:paragraph-properties>
    </style:style>
    <style:style style:name="P131" style:parent-style-name="Texte" style:family="paragraph">
      <style:paragraph-properties fo:margin-left="0in">
        <style:tab-stops/>
      </style:paragraph-properties>
    </style:style>
    <style:style style:name="P132" style:parent-style-name="TitreSousPartie" style:family="paragraph"/>
    <style:style style:name="P133" style:parent-style-name="TitreSousSousPartie" style:family="paragraph"/>
    <style:style style:name="P134" style:parent-style-name="TitrePartie" style:family="paragraph"/>
    <style:style style:name="P135" style:parent-style-name="Paragraphedeliste" style:family="paragraph">
      <style:text-properties style:font-name="Times New Roman" fo:font-weight="bold" style:font-weight-asian="bold" text:display="none" fo:font-size="14pt" style:font-size-asian="14pt"/>
    </style:style>
    <style:style style:name="P136" style:parent-style-name="Paragraphedeliste" style:family="paragraph">
      <style:text-properties style:font-name="Times New Roman" fo:font-weight="bold" style:font-weight-asian="bold" text:display="none" fo:font-size="14pt" style:font-size-asian="14pt"/>
    </style:style>
    <style:style style:name="P137" style:parent-style-name="TitreSousPartie" style:family="paragraph"/>
    <style:style style:name="P138" style:parent-style-name="TitreSousPartie" style:family="paragraph"/>
    <style:style style:name="P139" style:parent-style-name="TitrePartie" style:family="paragraph"/>
    <style:style style:name="P140" style:parent-style-name="TitreSousPartie" style:family="paragraph"/>
    <style:style style:name="P141" style:parent-style-name="TitreSousPartie" style:family="paragraph"/>
    <style:style style:name="P142" style:parent-style-name="TitrePartie" style:family="paragraph"/>
    <style:style style:name="P143" style:parent-style-name="TitreSousPartie" style:family="paragraph"/>
    <style:style style:name="P144" style:parent-style-name="TitreSousPartie" style:family="paragraph"/>
    <style:style style:name="P145" style:parent-style-name="TitrePartie" style:family="paragraph"/>
    <style:style style:name="P146" style:parent-style-name="TitreSousPartie" style:family="paragraph"/>
    <style:style style:name="P147" style:parent-style-name="TitreSousPartie" style:family="paragraph"/>
    <style:style style:name="P148" style:parent-style-name="TitrePartie" style:family="paragraph"/>
    <style:style style:name="P149" style:parent-style-name="TitreSousPartie" style:family="paragraph"/>
    <style:style style:name="P150" style:parent-style-name="TitreSousPartie" style:family="paragraph"/>
    <style:style style:name="P151" style:parent-style-name="TitrePartie" style:family="paragraph"/>
    <style:style style:name="P152" style:parent-style-name="TitrePartie" style:family="paragraph"/>
  </office:automatic-styles>
  <office:body>
    <office:text text:use-soft-page-breaks="true">
      <text:p text:style-name="P1"/>
      <text:p text:style-name="P4"/>
      <text:p text:style-name="P5"/>
      <text:p text:style-name="P6">Projet Logiciel Transversal</text:p>
      <text:p text:style-name="P7">Maxime Marroufin, Quentin Chhean,<text:s/></text:p>
      <text:p text:style-name="P8">Abinaya Mathibala, Alban Benmouffek</text:p>
      <text:p text:style-name="P9"><text:bookmark-start text:name="_Toc59438790"/><text:soft-page-break/>Table des matières<text:bookmark-end text:name="_Toc59438790"/></text:p>
      <text:table-of-content text:name="_TOC0">
        <text:table-of-content-source text:outline-level="3" text:use-outline-level="true" text:use-index-marks="false" text:use-index-source-styles="tru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index-source-styles text:outline-level="1">
            <text:index-source-style text:style-name="TitrePartie"/>
          </text:index-source-styles>
          <text:index-source-styles text:outline-level="2">
            <text:index-source-style text:style-name="TitreSousPartie"/>
          </text:index-source-styles>
          <text:index-source-styles text:outline-level="3">
            <text:index-source-style text:style-name="TitreSousSousPartie"/>
          </text:index-source-styles>
        </text:table-of-content-source>
        <text:index-body>
          <text:p text:style-name="P10"/>
          <text:p text:style-name="P11"><text:a xlink:href="#_Toc59438791" office:target-frame-name="_top" xlink:show="replace"><text:span text:style-name="T12">1.</text:span><text:span text:style-name="T13"><text:tab/></text:span><text:span text:style-name="T14">Présentation Générale</text:span><text:span text:style-name="T15"><text:tab/>3</text:span></text:a></text:p>
          <text:p text:style-name="P16"><text:a xlink:href="#_Toc59438792" office:target-frame-name="_top" xlink:show="replace"><text:span text:style-name="T17">1.1.</text:span><text:span text:style-name="T18"><text:tab/></text:span><text:span text:style-name="T19">Archétype</text:span><text:span text:style-name="T20"><text:tab/>3</text:span></text:a></text:p>
          <text:p text:style-name="P21"><text:a xlink:href="#_Toc59438793" office:target-frame-name="_top" xlink:show="replace"><text:span text:style-name="T22">1.2.</text:span><text:span text:style-name="T23"><text:tab/></text:span><text:span text:style-name="T24">Règles du jeu</text:span><text:span text:style-name="T25"><text:tab/>3</text:span></text:a></text:p>
          <text:p text:style-name="P26"><text:a xlink:href="#_Toc59438794" office:target-frame-name="_top" xlink:show="replace"><text:span text:style-name="T27">1.2.1.</text:span><text:span text:style-name="T28"><text:tab/></text:span><text:span text:style-name="T29">Zones de jeu</text:span><text:span text:style-name="T30"><text:tab/>3</text:span></text:a></text:p>
          <text:p text:style-name="P31"><text:a xlink:href="#_Toc59438795" office:target-frame-name="_top" xlink:show="replace"><text:span text:style-name="T32">1.3.</text:span><text:span text:style-name="T33"><text:tab/></text:span><text:span text:style-name="T34">Ressources</text:span><text:span text:style-name="T35"><text:tab/>3</text:span></text:a></text:p>
          <text:p text:style-name="P36"><text:a xlink:href="#_Toc59438796" office:target-frame-name="_top" xlink:show="replace"><text:span text:style-name="T37">2.</text:span><text:span text:style-name="T38"><text:tab/></text:span><text:span text:style-name="T39">Description et conception des états</text:span><text:span text:style-name="T40"><text:tab/>3</text:span></text:a></text:p>
          <text:p text:style-name="P41"><text:a xlink:href="#_Toc59438797" office:target-frame-name="_top" xlink:show="replace"><text:span text:style-name="T42">2.1.</text:span><text:span text:style-name="T43"><text:tab/></text:span><text:span text:style-name="T44">Description des états</text:span><text:span text:style-name="T45"><text:tab/>3</text:span></text:a></text:p>
          <text:p text:style-name="P46"><text:a xlink:href="#_Toc59438798" office:target-frame-name="_top" xlink:show="replace"><text:span text:style-name="T47">2.2.</text:span><text:span text:style-name="T48"><text:tab/></text:span><text:span text:style-name="T49">Conception Logiciel</text:span><text:span text:style-name="T50"><text:tab/>3</text:span></text:a></text:p>
          <text:p text:style-name="P51"><text:a xlink:href="#_Toc59438799" office:target-frame-name="_top" xlink:show="replace"><text:span text:style-name="T52">3.</text:span><text:span text:style-name="T53"><text:tab/></text:span><text:span text:style-name="T54">Rendu : Stratégie et Conception</text:span><text:span text:style-name="T55"><text:tab/>3</text:span></text:a></text:p>
          <text:p text:style-name="P56"><text:a xlink:href="#_Toc59438800" office:target-frame-name="_top" xlink:show="replace"><text:span text:style-name="T57">3.1.</text:span><text:span text:style-name="T58"><text:tab/></text:span><text:span text:style-name="T59">Stratégie de rendu d’un état</text:span><text:span text:style-name="T60"><text:tab/>3</text:span></text:a></text:p>
          <text:p text:style-name="P61"><text:a xlink:href="#_Toc59438801" office:target-frame-name="_top" xlink:show="replace"><text:span text:style-name="T62">3.2.</text:span><text:span text:style-name="T63"><text:tab/></text:span><text:span text:style-name="T64">Conception logiciel</text:span><text:span text:style-name="T65"><text:tab/>3</text:span></text:a></text:p>
          <text:p text:style-name="P66"><text:a xlink:href="#_Toc59438802" office:target-frame-name="_top" xlink:show="replace"><text:span text:style-name="T67">4.</text:span><text:span text:style-name="T68"><text:tab/></text:span><text:span text:style-name="T69">Règles de changement d’états et moteur de jeu</text:span><text:span text:style-name="T70"><text:tab/>3</text:span></text:a></text:p>
          <text:p text:style-name="P71"><text:a xlink:href="#_Toc59438803" office:target-frame-name="_top" xlink:show="replace"><text:span text:style-name="T72">4.1.</text:span><text:span text:style-name="T73"><text:tab/></text:span><text:span text:style-name="T74">Conception logiciel</text:span><text:span text:style-name="T75"><text:tab/>3</text:span></text:a></text:p>
          <text:p text:style-name="P76"><text:a xlink:href="#_Toc59438804" office:target-frame-name="_top" xlink:show="replace"><text:span text:style-name="T77">4.2.</text:span><text:span text:style-name="T78"><text:tab/></text:span><text:span text:style-name="T79">Règles</text:span><text:span text:style-name="T80"><text:tab/>3</text:span></text:a></text:p>
          <text:p text:style-name="P81"><text:a xlink:href="#_Toc59438805" office:target-frame-name="_top" xlink:show="replace"><text:span text:style-name="T82">5.</text:span><text:span text:style-name="T83"><text:tab/></text:span><text:span text:style-name="T84">Intelligence Artificielle</text:span><text:span text:style-name="T85"><text:tab/>3</text:span></text:a></text:p>
          <text:p text:style-name="P86"><text:a xlink:href="#_Toc59438806" office:target-frame-name="_top" xlink:show="replace"><text:span text:style-name="T87">5.1.</text:span><text:span text:style-name="T88"><text:tab/></text:span><text:span text:style-name="T89">Stratégies</text:span><text:span text:style-name="T90"><text:tab/>3</text:span></text:a></text:p>
          <text:p text:style-name="P91"><text:a xlink:href="#_Toc59438807" office:target-frame-name="_top" xlink:show="replace"><text:span text:style-name="T92">5.2.</text:span><text:span text:style-name="T93"><text:tab/></text:span><text:span text:style-name="T94">Conception logiciel</text:span><text:span text:style-name="T95"><text:tab/>3</text:span></text:a></text:p>
          <text:p text:style-name="P96"><text:a xlink:href="#_Toc59438808" office:target-frame-name="_top" xlink:show="replace"><text:span text:style-name="T97">6.</text:span><text:span text:style-name="T98"><text:tab/></text:span><text:span text:style-name="T99">Modularisation</text:span><text:span text:style-name="T100"><text:tab/>3</text:span></text:a></text:p>
          <text:p text:style-name="P101"><text:a xlink:href="#_Toc59438809" office:target-frame-name="_top" xlink:show="replace"><text:span text:style-name="T102">6.1.</text:span><text:span text:style-name="T103"><text:tab/></text:span><text:span text:style-name="T104">Organisation des modules</text:span><text:span text:style-name="T105"><text:tab/>3</text:span></text:a></text:p>
          <text:p text:style-name="P106"><text:a xlink:href="#_Toc59438810" office:target-frame-name="_top" xlink:show="replace"><text:span text:style-name="T107">6.2.</text:span><text:span text:style-name="T108"><text:tab/></text:span><text:span text:style-name="T109">C</text:span><text:span text:style-name="T110">onception logiciel</text:span><text:span text:style-name="T111"><text:tab/>3</text:span></text:a></text:p>
          <text:p text:style-name="P112"><text:a xlink:href="#_Toc59438811" office:target-frame-name="_top" xlink:show="replace"><text:span text:style-name="T113">7.</text:span><text:span text:style-name="T114"><text:tab/></text:span><text:span text:style-name="T115">Glossaire</text:span><text:span text:style-name="T116"><text:tab/>3</text:span></text:a></text:p>
          <text:p text:style-name="P117"><text:a xlink:href="#_Toc59438812" office:target-frame-name="_top" xlink:show="replace"><text:span text:style-name="T118">8.</text:span><text:span text:style-name="T119"><text:tab/></text:span><text:span text:style-name="T120">Bibliographie</text:span><text:span text:style-name="T121"><text:tab/>3</text:span></text:a></text:p>
        </text:index-body>
      </text:table-of-content>
      <text:p text:style-name="TitrePartie"/>
      <text:p text:style-name="P122"/>
      <text:list text:style-name="LFO1" text:continue-numbering="true">
        <text:list-item>
          <text:p text:style-name="P123"><text:bookmark-start text:name="_Toc59438791"/>Présentation Générale<text:bookmark-end text:name="_Toc59438791"/></text:p>
        </text:list-item>
      </text:list>
      <text:list text:style-name="LFO2" text:continue-numbering="true">
        <text:list-item>
          <text:list>
            <text:list-item>
              <text:p text:style-name="P124"><text:s/><text:bookmark-start text:name="_Toc59438792"/>Archétype<text:bookmark-end text:name="_Toc59438792"/></text:p>
            </text:list-item>
          </text:list>
        </text:list-item>
      </text:list>
      <text:p text:style-name="Texte">Notre jeu MagiX est la version virtuelle du jeu de plateau XXX.<text:s/></text:p>
      <text:p text:style-name="Texte"/>
      <text:list text:style-name="LFO2" text:continue-numbering="true">
        <text:list-item>
          <text:list>
            <text:list-item>
              <text:p text:style-name="P125"><text:s/><text:bookmark-start text:name="_Toc59438793"/>Règles du jeu<text:bookmark-end text:name="_Toc59438793"/></text:p>
            </text:list-item>
          </text:list>
        </text:list-item>
      </text:list>
      <text:p text:style-name="Texte">Le plateau<text:s/>généré dispose de trois rivières ordonnées en trois niveaux, communs à tous les joueurs. Chaque niveau de rivière est composé de cinq cartes fixes. Chaque carte est caractérisée par un gain et un coût. La monnaie du jeu est représentée en quatre types de ressources : eau, bois, roche et points de victoire. <text:s/></text:p>
      <text:p text:style-name="Texte">Au premier<text:s/>tour<text:s/>les joueurs n’ont accès qu’à la première rivière. Les cartes situées sur cette dernière ne requièrent pas de coût pour jouer.<text:s/>Chaque joueur peut récupérer une carte puis passer son tour. Chaque carte récupérer et remplacer par une nouvelle carte sur le plateau.<text:s/></text:p>
      <text:p text:style-name="Texte">Aux tours suivants les joueurs ont accès aux deux autres rivières. Les joueurs<text:s/>achètent<text:s/>un objet<text:s/>et obtienne des points de victoire<text:s/>en échange d’un coût précisé sur la carte.<text:s/></text:p>
      <text:p text:style-name="P126">Voici, ci-dessous, un récapitulatif des cartes disponibles sur chaque niveau de rivières :<text:s/></text:p>
      <text:list text:style-name="LFO3" text:continue-numbering="true">
        <text:list-item>
          <text:p text:style-name="P127">Rivière 1 : Roche (Stone), Bois (Wood), Eau (Water), Points de victoire (VictoryPoint)</text:p>
        </text:list-item>
        <text:list-item>
          <text:p text:style-name="P128">Rivière 2 : Puit (Well), Mine, Fontaine (Fountain), Maison (House)</text:p>
        </text:list-item>
        <text:list-item>
          <text:p text:style-name="P129">Rivière 3 : Château (Castle), Bibliothèque (Library), Piscine (Pool), Fontaine (Fountain), Aqueduc (Aqueduct)</text:p>
        </text:list-item>
      </text:list>
      <text:p text:style-name="P130"/>
      <text:p text:style-name="P131"><text:s text:c="6"/>Le but du jeu est d’avoir le plus de points de victoire à la fin de la partie.<text:s/></text:p>
      <text:p text:style-name="Texte"/>
      <text:list text:style-name="LFO2" text:continue-numbering="true">
        <text:list-item>
          <text:list>
            <text:list-item>
              <text:p text:style-name="P132"><text:bookmark-start text:name="_Toc59438795"/><text:s/>Ressources<text:bookmark-end text:name="_Toc59438795"/></text:p>
              <text:list text:continue-numbering="true">
                <text:list-item>
                  <text:p text:style-name="P133">Textures</text:p>
                </text:list-item>
              </text:list>
            </text:list-item>
          </text:list>
        </text:list-item>
      </text:list>
      <text:p text:style-name="Texte">Nous avons mis beaucoup de textures dans le dossier /res/textures. Ces images<text:s/>sont libres de droit, à condition de citer la source : Toptal Subtle Patterns. Nous utiliserons ces textures par exemple pour les couleurs de fond, les contours, les zones...</text:p>
      <text:list text:style-name="LFO1" text:continue-numbering="true">
        <text:list-item>
          <text:p text:style-name="P134"><text:bookmark-start text:name="_Toc59438796"/>Description et conception des états<text:bookmark-end text:name="_Toc59438796"/></text:p>
        </text:list-item>
      </text:list>
      <text:list text:style-name="LFO4" text:continue-numbering="true">
        <text:list-item>
          <text:p text:style-name="P135"/>
        </text:list-item>
        <text:list-item>
          <text:p text:style-name="P136"/>
          <text:list text:continue-numbering="true">
            <text:list-item>
              <text:p text:style-name="P137"><text:s/><text:bookmark-start text:name="_Toc59438797"/>Description des états<text:bookmark-end text:name="_Toc59438797"/><text:s/></text:p>
            </text:list-item>
            <text:list-item>
              <text:p text:style-name="P138"><text:s/><text:bookmark-start text:name="_Toc59438798"/>Conception Logiciel<text:bookmark-end text:name="_Toc59438798"/></text:p>
            </text:list-item>
          </text:list>
        </text:list-item>
        <text:list-item>
          <text:p text:style-name="P139"><text:bookmark-start text:name="_Toc59438799"/>Rendu : Stratégie et Conception<text:bookmark-end text:name="_Toc59438799"/></text:p>
          <text:list text:continue-numbering="true">
            <text:list-item>
              <text:p text:style-name="P140"><text:s/><text:bookmark-start text:name="_Toc59438800"/>Stratégie de rendu d’un état<text:bookmark-end text:name="_Toc59438800"/></text:p>
            </text:list-item>
            <text:list-item>
              <text:p text:style-name="P141"><text:s/><text:bookmark-start text:name="_Toc59438801"/>Conception logiciel<text:bookmark-end text:name="_Toc59438801"/></text:p>
            </text:list-item>
          </text:list>
        </text:list-item>
        <text:list-item>
          <text:p text:style-name="P142"><text:bookmark-start text:name="_Toc59438802"/>Règles de changement d’états et moteur de jeu<text:bookmark-end text:name="_Toc59438802"/></text:p>
          <text:list text:continue-numbering="true">
            <text:list-item>
              <text:p text:style-name="P143"><text:s/><text:bookmark-start text:name="_Toc59438803"/>Conception logiciel<text:bookmark-end text:name="_Toc59438803"/></text:p>
            </text:list-item>
            <text:list-item>
              <text:p text:style-name="P144"><text:s/><text:bookmark-start text:name="_Toc59438804"/>Règles<text:bookmark-end text:name="_Toc59438804"/></text:p>
            </text:list-item>
          </text:list>
        </text:list-item>
        <text:list-item>
          <text:p text:style-name="P145"><text:bookmark-start text:name="_Toc59438805"/>Intelligence Artificielle<text:bookmark-end text:name="_Toc59438805"/></text:p>
          <text:list text:continue-numbering="true">
            <text:list-item>
              <text:p text:style-name="P146"><text:s/><text:bookmark-start text:name="_Toc59438806"/>Stratégies<text:bookmark-end text:name="_Toc59438806"/></text:p>
            </text:list-item>
            <text:list-item>
              <text:p text:style-name="P147"><text:s/><text:bookmark-start text:name="_Toc59438807"/>Conception logiciel<text:bookmark-end text:name="_Toc59438807"/></text:p>
            </text:list-item>
          </text:list>
        </text:list-item>
        <text:list-item>
          <text:p text:style-name="P148"><text:bookmark-start text:name="_Toc59438808"/>Modularisation<text:bookmark-end text:name="_Toc59438808"/></text:p>
          <text:list text:continue-numbering="true">
            <text:list-item>
              <text:p text:style-name="P149"><text:s/><text:bookmark-start text:name="_Toc59438809"/>Organisation des modules<text:bookmark-end text:name="_Toc59438809"/></text:p>
            </text:list-item>
            <text:list-item>
              <text:p text:style-name="P150"><text:s/><text:bookmark-start text:name="_Toc59438810"/>Conception logiciel<text:bookmark-end text:name="_Toc59438810"/></text:p>
            </text:list-item>
          </text:list>
        </text:list-item>
        <text:list-item>
          <text:p text:style-name="P151"><text:bookmark-start text:name="_Toc59438811"/>Glossaire<text:bookmark-end text:name="_Toc59438811"/></text:p>
        </text:list-item>
        <text:list-item>
          <text:p text:style-name="P152"><text:bookmark-start text:name="_Toc59438812"/>Bibliographie<text:bookmark-end text:name="_Toc59438812"/></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language="fr" fo:country="FR" fo:hyphenate="false"/>
    </style:style>
    <style:style style:name="Policepardéfaut" style:display-name="Police par défaut" style:family="text"/>
    <style:style style:name="TitrePartie" style:display-name="1 Titre Partie" style:family="paragraph" style:parent-style-name="Normal">
      <style:text-properties style:font-name="Times New Roman" fo:font-weight="bold" style:font-weight-asian="bold" fo:font-size="16pt" style:font-size-asian="16pt" fo:hyphenate="false"/>
    </style:style>
    <style:style style:name="TitreSousPartie" style:display-name="2 Titre Sous Partie" style:family="paragraph" style:parent-style-name="TitrePartie">
      <style:text-properties fo:font-size="14pt" style:font-size-asian="14pt" fo:hyphenate="false"/>
    </style:style>
    <style:style style:name="TitrePartieCar" style:display-name="1 Titre Partie Car" style:family="text" style:parent-style-name="Policepardéfaut">
      <style:text-properties style:font-name="Times New Roman" fo:font-weight="bold" style:font-weight-asian="bold" fo:font-size="16pt" style:font-size-asian="16pt" fo:language="fr" fo:country="F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SousPartieCar" style:display-name="2 Titre Sous Partie Car" style:family="text" style:parent-style-name="TitrePartieCar">
      <style:text-properties style:font-name="Times New Roman" fo:font-weight="bold" style:font-weight-asian="bold" fo:font-size="14pt" style:font-size-asian="14pt" fo:language="fr" fo:country="FR"/>
    </style:style>
    <style:style style:name="TitreSousSousPartie" style:display-name="3 Titre Sous Sous Partie" style:family="paragraph" style:parent-style-name="TitreSousPartie">
      <style:paragraph-properties fo:margin-left="0.25in">
        <style:tab-stops/>
      </style:paragraph-properties>
      <style:text-properties fo:font-size="13pt" style:font-size-asian="13pt"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fo:language="fr" fo:country="FR"/>
    </style:style>
    <style:style style:name="TitreSousSousPartieCar" style:display-name="3 Titre Sous Sous Partie Car" style:family="text" style:parent-style-name="TitreSousPartieCar">
      <style:text-properties style:font-name="Times New Roman" fo:font-weight="bold" style:font-weight-asian="bold" fo:font-size="13pt" style:font-size-asian="13pt" fo:language="fr" fo:country="FR"/>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language="fr" fo:country="FR"/>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language="fr" fo:country="FR"/>
    </style:style>
    <style:style style:name="Texte" style:display-name="4 Texte" style:family="paragraph" style:parent-style-name="TitreSousPartie">
      <style:paragraph-properties fo:margin-left="0.25in">
        <style:tab-stops/>
      </style:paragraph-properties>
      <style:text-properties fo:font-weight="normal" style:font-weight-asian="normal" fo:font-size="11pt" style:font-size-asian="11pt" fo:hyphenate="false"/>
    </style:style>
    <style:style style:name="TexteCar" style:display-name="4 Texte Car" style:family="text" style:parent-style-name="TitreSousPartieCar">
      <style:text-properties style:font-name="Times New Roman" fo:font-weight="normal" style:font-weight-asian="normal" fo:font-size="14pt" style:font-size-asian="14pt" fo:language="fr" fo:country="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04in" text:list-level-position-and-space-mode="label-alignment">
          <style:list-level-label-alignment text:label-followed-by="listtab" fo:margin-left="0.5104in" fo:text-indent="-0.26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center"/>
    </style:style>
    <style:style style:name="T3" style:parent-style-name="Policepardéfaut" style:family="text">
      <style:text-properties style:font-name="Times New Roman" style:font-name-complex="Times New Roman" fo:text-transform="uppercase" fo:color="#4472C4"/>
    </style:style>
  </office:automatic-styles>
  <office:master-styles>
    <style:master-page style:name="MP0" style:page-layout-name="PL0">
      <style:footer>
        <text:p text:style-name="P2"><text:span text:style-name="T3"><text:page-number text:fixed="false">2</text:page-number></text:span></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binaya Mathibala</meta:initial-creator>
    <dc:creator>Abinaya Mathibala</dc:creator>
    <meta:creation-date>2020-12-21T08:45:00Z</meta:creation-date>
    <dc:date>2020-12-23T00:06:00Z</dc:date>
    <meta:template xlink:href="Normal.dotm" xlink:type="simple"/>
    <meta:editing-cycles>8</meta:editing-cycles>
    <meta:editing-duration>PT29520S</meta:editing-duration>
    <meta:document-statistic meta:page-count="4" meta:paragraph-count="6" meta:word-count="534" meta:character-count="3471" meta:row-count="24" meta:non-whitespace-character-count="2943"/>
  </office:meta>
</office:document-meta>
</file>